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 style:data-style-name="N1">
      <style:table-cell-properties fo:background-color="transparent"/>
    </style:style>
    <style:style style:name="ce3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1016" table:default-cell-style-name="Default"/>
        <table:table-row table:style-name="ro1">
          <table:table-cell table:style-name="ce1" office:value-type="string">
            <text:p>Area of Population</text:p>
          </table:table-cell>
          <table:table-cell table:style-name="ce1" office:value-type="string">
            <text:p>Population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Kingdom of Prosper</text:p>
          </table:table-cell>
          <table:table-cell table:style-name="ce2" office:value-type="float" office:value="205613">
            <text:p>205613</text:p>
          </table:table-cell>
          <table:table-cell table:style-name="Default" table:number-columns-repeated="2"/>
          <table:table-cell/>
          <table:table-cell office:value-type="string">
            <text:p>Arthurian Knights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2"/>
          <table:table-cell table:style-name="Default" office:value-type="string">
            <text:p>City Guards</text:p>
          </table:table-cell>
          <table:table-cell table:style-name="Default" office:value-type="string">
            <text:p>Farming Pop.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office:value-type="string">
            <text:p>Janesland</text:p>
          </table:table-cell>
          <table:table-cell table:formula="of:=0.2 * [.B$2]" office:value-type="float" office:value="41122.6">
            <text:p>41123</text:p>
          </table:table-cell>
          <table:table-cell table:formula="of:=[.B4] / 105" office:value-type="float" office:value="391.64380952381">
            <text:p>392</text:p>
          </table:table-cell>
          <table:table-cell table:formula="of:=[.B4] / 2.4" office:value-type="float" office:value="17134.4166666667">
            <text:p>17134</text:p>
          </table:table-cell>
          <table:table-cell/>
          <table:table-cell office:value-type="string">
            <text:p>Proprius</text:p>
          </table:table-cell>
          <table:table-cell table:formula="of:=[.C5] / 4.5" office:value-type="float" office:value="62.6630095238095">
            <text:p>63</text:p>
          </table:table-cell>
          <table:table-cell table:number-columns-repeated="1016"/>
        </table:table-row>
        <table:table-row table:style-name="ro2">
          <table:table-cell office:value-type="string">
            <text:p>Castle Prosper</text:p>
          </table:table-cell>
          <table:table-cell table:formula="of:=0.144 * [.B$2]" office:value-type="float" office:value="29608.272">
            <text:p>29608</text:p>
          </table:table-cell>
          <table:table-cell table:formula="of:=[.B5] / 105" office:value-type="float" office:value="281.983542857143">
            <text:p>282</text:p>
          </table:table-cell>
          <table:table-cell table:formula="of:=[.B5] / 2.4" office:value-type="float" office:value="12336.78">
            <text:p>12337</text:p>
          </table:table-cell>
          <table:table-cell/>
          <table:table-cell office:value-type="string">
            <text:p>Constantia</text:p>
          </table:table-cell>
          <table:table-cell table:formula="of:=([.C5]+[.C8])/7" office:value-type="float" office:value="54.2706421768708">
            <text:p>54</text:p>
          </table:table-cell>
          <table:table-cell table:number-columns-repeated="1016"/>
        </table:table-row>
        <table:table-row table:style-name="ro2">
          <table:table-cell office:value-type="string">
            <text:p>Yerba</text:p>
          </table:table-cell>
          <table:table-cell table:formula="of:=0.104 * [.B$2]" office:value-type="float" office:value="21383.752">
            <text:p>21384</text:p>
          </table:table-cell>
          <table:table-cell table:formula="of:=[.B6] / 105" office:value-type="float" office:value="203.654780952381">
            <text:p>204</text:p>
          </table:table-cell>
          <table:table-cell table:formula="of:=[.B6] / 2.4" office:value-type="float" office:value="8909.89666666667">
            <text:p>8910</text:p>
          </table:table-cell>
          <table:table-cell/>
          <table:table-cell office:value-type="string">
            <text:p>Delectus</text:p>
          </table:table-cell>
          <table:table-cell table:formula="of:=[.C6]/5.5" office:value-type="float" office:value="37.028141991342">
            <text:p>37</text:p>
          </table:table-cell>
          <table:table-cell table:number-columns-repeated="1016"/>
        </table:table-row>
        <table:table-row table:style-name="ro2">
          <table:table-cell office:value-type="string">
            <text:p>Gambleum</text:p>
          </table:table-cell>
          <table:table-cell table:formula="of:=0.075 * [.B$2]" office:value-type="float" office:value="15420.975">
            <text:p>15421</text:p>
          </table:table-cell>
          <table:table-cell table:formula="of:=[.B7] / 105" office:value-type="float" office:value="146.866428571429">
            <text:p>147</text:p>
          </table:table-cell>
          <table:table-cell table:formula="of:=[.B7] / 2.4" office:value-type="float" office:value="6425.40625">
            <text:p>6425</text:p>
          </table:table-cell>
          <table:table-cell/>
          <table:table-cell office:value-type="string">
            <text:p>Fides</text:p>
          </table:table-cell>
          <table:table-cell table:formula="of:=[.C8] / 4.5" office:value-type="float" office:value="21.7579894179894">
            <text:p>22</text:p>
          </table:table-cell>
          <table:table-cell table:number-columns-repeated="1016"/>
        </table:table-row>
        <table:table-row table:style-name="ro2">
          <table:table-cell office:value-type="string">
            <text:p>Magius</text:p>
          </table:table-cell>
          <table:table-cell table:formula="of:=0.05 * [.B$2]" office:value-type="float" office:value="10280.65">
            <text:p>10281</text:p>
          </table:table-cell>
          <table:table-cell table:formula="of:=[.B8] / 105" office:value-type="float" office:value="97.9109523809524">
            <text:p>98</text:p>
          </table:table-cell>
          <table:table-cell table:formula="of:=[.B8] / 2.4" office:value-type="float" office:value="4283.60416666667">
            <text:p>4284</text:p>
          </table:table-cell>
          <table:table-cell/>
          <table:table-cell office:value-type="string">
            <text:p>Probitas</text:p>
          </table:table-cell>
          <table:table-cell table:formula="of:=[.C4] / 7" office:value-type="float" office:value="55.9491156462585">
            <text:p>56</text:p>
          </table:table-cell>
          <table:table-cell table:number-columns-repeated="1016"/>
        </table:table-row>
        <table:table-row table:style-name="ro2">
          <table:table-cell office:value-type="string">
            <text:p>Moonlight</text:p>
          </table:table-cell>
          <table:table-cell table:formula="of:=0.04 * [.B$2]" office:value-type="float" office:value="8224.52">
            <text:p>8225</text:p>
          </table:table-cell>
          <table:table-cell table:formula="of:=[.B9] / 105" office:value-type="float" office:value="78.3287619047619">
            <text:p>78</text:p>
          </table:table-cell>
          <table:table-cell table:formula="of:=[.B9] / 2.4" office:value-type="float" office:value="3426.88333333333">
            <text:p>3427</text:p>
          </table:table-cell>
          <table:table-cell/>
          <table:table-cell office:value-type="string">
            <text:p>Rectio</text:p>
          </table:table-cell>
          <table:table-cell table:formula="of:=[.C7] / 5.5" office:value-type="float" office:value="26.702987012987">
            <text:p>27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7">05/17/2024</text:date>, <text:time>18:4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7T14:30:20.91</meta:creation-date>
    <dc:date>2024-05-17T18:40:05.68</dc:date>
    <meta:editing-duration>PT57S</meta:editing-duration>
    <meta:editing-cycles>1</meta:editing-cycles>
    <meta:document-statistic meta:table-count="3" meta:cell-count="43" meta:object-count="0"/>
    <meta:generator>OpenOffice/4.1.14$Win32 OpenOffice.org_project/4114m1$Build-9811</meta:generator>
  </office:meta>
</office:document-meta>
</file>